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76086"/>
    </style:style>
    <style:style style:name="gr2" style:family="graphic" style:parent-style-name="standard">
      <style:graphic-properties draw:stroke="none" svg:stroke-width="0cm" draw:fill-color="#add6e7"/>
    </style:style>
    <style:style style:name="gr3" style:family="graphic" style:parent-style-name="standard">
      <style:graphic-properties draw:stroke="none" svg:stroke-width="0cm" draw:fill-color="#076086"/>
    </style:style>
    <style:style style:name="gr4" style:family="graphic" style:parent-style-name="standard">
      <style:graphic-properties draw:stroke="none" svg:stroke-width="0cm" draw:fill-color="#3cafe4"/>
    </style:style>
    <style:style style:name="gr5" style:family="graphic" style:parent-style-name="standard">
      <style:graphic-properties draw:stroke="none" svg:stroke-width="0cm" draw:fill-color="#075f87"/>
    </style:style>
    <style:style style:name="gr6" style:family="graphic" style:parent-style-name="standard">
      <style:graphic-properties draw:stroke="none" svg:stroke-width="0cm" draw:fill-color="#1c97cd"/>
    </style:style>
    <style:style style:name="gr7" style:family="graphic" style:parent-style-name="standard">
      <style:graphic-properties draw:stroke="none" svg:stroke-width="0cm" draw:fill-color="#ffffff"/>
    </style:style>
    <style:style style:name="gr8" style:family="graphic" style:parent-style-name="standard">
      <style:graphic-properties draw:stroke="none" svg:stroke-width="0cm" draw:fill-color="#000000"/>
    </style:style>
    <style:style style:name="gr9" style:family="graphic" style:parent-style-name="standard">
      <style:graphic-properties draw:stroke="none" svg:stroke-width="0cm" draw:fill-color="#1f1a17"/>
    </style:style>
  </office:automatic-styles>
  <office:body>
    <office:drawing>
      <draw:page draw:name="page1" draw:style-name="dp1" draw:master-page-name="Default">
        <draw:g>
          <draw:glue-point draw:id="4" svg:x="-2.348cm" svg:y="-5cm"/>
          <draw:glue-point draw:id="5" svg:x="-0.793cm" svg:y="-5cm"/>
          <draw:glue-point draw:id="6" svg:x="-1.571cm" svg:y="-5cm"/>
          <draw:glue-point draw:id="7" svg:x="-1.545cm" svg:y="5cm"/>
          <draw:glue-point draw:id="8" svg:x="1.35cm" svg:y="5cm"/>
          <draw:glue-point draw:id="9" svg:x="-0.098cm" svg:y="5cm"/>
          <draw:glue-point draw:id="10" svg:x="-5cm" svg:y="2.368cm"/>
          <draw:glue-point draw:id="11" svg:x="-5cm" svg:y="4.573cm"/>
          <draw:glue-point draw:id="12" svg:x="-5cm" svg:y="3.47cm"/>
          <draw:glue-point draw:id="13" svg:x="5cm" svg:y="-3.001cm"/>
          <draw:glue-point draw:id="14" svg:x="5cm" svg:y="1.026cm"/>
          <draw:glue-point draw:id="15" svg:x="5cm" svg:y="-0.988cm"/>
          <draw:glue-point draw:id="16" svg:x="-0.417cm" svg:y="0.621cm"/>
          <draw:polygon draw:style-name="gr1" draw:layer="layout" svg:width="0.154cm" svg:height="0.234cm" svg:x="3.398cm" svg:y="0.191cm" svg:viewBox="0 0 155 235" draw:points="155,0 155,235 0,235">
            <text:p/>
          </draw:polygon>
          <draw:polygon draw:style-name="gr2" draw:layer="layout" svg:width="0.034cm" svg:height="0.251cm" svg:x="3.535cm" svg:y="0.191cm" svg:viewBox="0 0 35 252" draw:points="17,252 35,235 35,0 0,0 0,235 17,252 0,235 0,236 0,239 0,240 1,243 2,244 3,245 4,247 5,248 6,249 8,250 9,250 11,251 12,251 14,252 15,252 17,252 19,252 20,252 22,251 24,251 25,250 26,250 28,249 29,248 30,247 31,245 32,244 33,243 34,240 34,239 35,236 35,235">
            <text:p/>
          </draw:polygon>
          <draw:polygon draw:style-name="gr2" draw:layer="layout" svg:width="0.171cm" svg:height="0.034cm" svg:x="3.381cm" svg:y="0.408cm" svg:viewBox="0 0 172 35" draw:points="2,8 16,35 172,35 172,0 16,0 2,8 16,0 15,0 13,0 10,0 9,1 7,1 6,2 5,4 4,5 2,6 2,8 1,9 0,11 0,13 0,14 0,16 0,17 0,19 0,21 0,22 0,24 1,25 2,27 2,28 4,30 5,31 6,32 7,33 9,34 10,34 13,35 15,35 16,35">
            <text:p/>
          </draw:polygon>
          <draw:polygon draw:style-name="gr2" draw:layer="layout" svg:width="0.185cm" svg:height="0.26cm" svg:x="3.384cm" svg:y="0.174cm" svg:viewBox="0 0 186 261" draw:points="186,16 154,7 0,242 28,261 183,26 186,16 183,26 184,24 185,23 185,21 186,19 186,17 186,15 186,14 185,13 185,11 184,10 183,8 182,7 181,6 180,4 179,3 178,2 176,2 175,1 173,0 172,0 170,0 169,0 167,0 166,0 164,0 162,0 161,1 159,2 158,3 157,4 155,6 154,7">
            <text:p/>
          </draw:polygon>
          <draw:polygon draw:style-name="gr3" draw:layer="layout" svg:width="0.182cm" svg:height="0.234cm" svg:x="1.554cm" svg:y="0.191cm" svg:viewBox="0 0 183 235" draw:points="183,0 183,235 0,235">
            <text:p/>
          </draw:polygon>
          <draw:polygon draw:style-name="gr2" draw:layer="layout" svg:width="0.034cm" svg:height="0.251cm" svg:x="1.719cm" svg:y="0.191cm" svg:viewBox="0 0 35 252" draw:points="17,252 35,235 35,0 0,0 0,235 17,252 0,235 0,236 0,239 0,240 1,243 2,244 3,245 4,247 5,248 6,249 8,250 9,250 10,251 12,251 14,252 15,252 17,252 19,252 20,252 22,251 23,251 25,250 26,250 28,249 29,248 30,247 31,245 32,244 33,243 34,240 34,239 34,236 35,235">
            <text:p/>
          </draw:polygon>
          <draw:polygon draw:style-name="gr2" draw:layer="layout" svg:width="0.198cm" svg:height="0.034cm" svg:x="1.537cm" svg:y="0.408cm" svg:viewBox="0 0 199 35" draw:points="3,7 16,35 199,35 199,0 16,0 3,7 16,0 15,0 13,0 11,0 9,1 7,1 6,2 5,4 4,5 2,6 2,8 1,9 0,11 0,13 0,14 0,16 0,17 0,19 0,21 0,22 0,24 1,25 2,27 2,28 4,30 5,31 6,32 7,33 9,34 11,34 13,35 15,35 16,35">
            <text:p/>
          </draw:polygon>
          <draw:polygon draw:style-name="gr2" draw:layer="layout" svg:width="0.212cm" svg:height="0.262cm" svg:x="1.541cm" svg:y="0.174cm" svg:viewBox="0 0 213 263" draw:points="213,16 182,6 0,242 27,263 209,27 213,16 209,27 210,26 211,24 212,22 212,20 213,19 213,17 213,16 213,14 212,12 212,11 211,9 210,8 209,7 208,5 207,4 206,3 204,2 203,1 201,1 200,0 198,0 197,0 196,0 194,0 192,0 191,0 189,0 188,1 186,2 184,3 183,5 182,6">
            <text:p/>
          </draw:polygon>
          <draw:polygon draw:style-name="gr4" draw:layer="layout" svg:width="3.624cm" svg:height="1.394cm" svg:x="0.009cm" svg:y="0.174cm" svg:viewBox="0 0 3625 1395" draw:points="1727,0 905,0 0,1309 139,1309 261,1308 367,1308 458,1308 535,1308 599,1308 651,1308 694,1308 727,1308 752,1308 770,1308 782,1308 790,1308 794,1308 796,1308 797,1309 889,1321 975,1334 1058,1344 1137,1353 1213,1362 1285,1369 1356,1376 1423,1381 1487,1385 1551,1388 1612,1391 1671,1393 1730,1394 1787,1395 1843,1394 1900,1392 1956,1390 2012,1388 2068,1385 2125,1381 2183,1378 2242,1372 2303,1367 2365,1362 2495,1350 2635,1337 2710,1330 2787,1323 2868,1316 2953,1309 3625,234 3390,234 3544,0 1923,0 1747,234 1546,234">
            <text:p/>
          </draw:polygon>
          <draw:polygon draw:style-name="gr2" draw:layer="layout" svg:width="0.83cm" svg:height="0.017cm" svg:x="0.905cm" svg:y="0.166cm" svg:viewBox="0 0 831 18" draw:points="0,3 8,18 831,18 831,0 8,0 0,3 8,0 6,0 4,0 2,1 1,2 0,4 0,5 0,7 0,8 0,10 0,12 0,13 1,14 2,16 4,17 6,17 8,18">
            <text:p/>
          </draw:polygon>
          <draw:polygon draw:style-name="gr2" draw:layer="layout" svg:width="0.921cm" svg:height="1.321cm" svg:x="0cm" svg:y="0.169cm" svg:viewBox="0 0 922 1322" draw:points="8,1322 15,1318 922,9 907,0 1,1308 8,1322 1,1308 0,1310 0,1312 0,1314 0,1315 0,1317 1,1318 2,1319 3,1320 5,1321 6,1322 8,1322 9,1322 11,1322 13,1321 14,1320 15,1318">
            <text:p/>
          </draw:polygon>
          <draw:polygon draw:style-name="gr2" draw:layer="layout" svg:width="0.807cm" svg:height="0.017cm" svg:x="0.009cm" svg:y="1.473cm" svg:viewBox="0 0 808 18" draw:points="800,0 798,0 796,0 791,0 784,0 771,0 753,0 728,0 695,0 652,0 600,0 536,0 458,0 368,0 262,0 139,0 0,0 0,18 139,18 262,18 368,18 458,18 536,18 600,18 652,18 695,18 728,18 753,18 771,18 784,18 791,18 795,18 797,18 798,18 800,18 801,18 803,17 805,16 806,15 807,13 807,12 808,10 808,9 808,7 807,5 806,4 805,3 804,2 802,1">
            <text:p/>
          </draw:polygon>
          <draw:polygon draw:style-name="gr2" draw:layer="layout" svg:width="2.165cm" svg:height="0.102cm" svg:x="0.805cm" svg:y="1.474cm" svg:viewBox="0 0 2166 103" draw:points="2150,3 2157,0 2071,7 1990,14 1912,21 1838,28 1698,42 1568,53 1506,59 1445,64 1386,68 1328,73 1300,74 1271,77 1243,78 1215,79 1187,81 1159,82 1131,83 1103,84 1075,85 1047,85 1019,85 991,85 962,85 933,85 904,85 875,85 846,84 816,83 785,82 755,80 723,78 691,77 660,74 627,72 593,69 559,67 525,64 490,60 454,57 417,53 380,49 341,45 302,40 262,35 221,30 180,25 137,18 93,13 48,7 2,0 0,17 45,24 91,30 135,35 178,42 219,47 260,52 300,57 339,62 378,66 416,70 452,74 488,78 524,81 558,84 592,86 626,89 658,91 690,94 722,96 754,97 785,99 815,100 845,101 874,102 904,102 933,103 962,103 991,103 1019,103 1047,102 1075,102 1104,101 1132,100 1160,99 1188,98 1216,97 1244,95 1272,94 1301,92 1329,89 1387,85 1446,81 1507,76 1569,70 1699,59 1839,45 1914,38 1991,31 2072,24 2158,17 2165,13 2158,17 2160,16 2161,16 2163,15 2164,13 2165,12 2165,10 2166,9 2166,8 2165,6 2165,5 2164,3 2163,1 2162,0 2160,0 2158,0 2157,0">
            <text:p/>
          </draw:polygon>
          <draw:polygon draw:style-name="gr2" draw:layer="layout" svg:width="0.687cm" svg:height="1.087cm" svg:x="2.954cm" svg:y="0.4cm" svg:viewBox="0 0 688 1088" draw:points="679,0 671,4 0,1078 15,1088 686,13 679,0 686,13 687,11 688,9 688,7 688,6 687,4 686,3 685,2 684,1 682,0 680,0 679,0 677,0 675,0 674,1 672,2 671,4">
            <text:p/>
          </draw:polygon>
          <draw:polygon draw:style-name="gr2" draw:layer="layout" svg:width="0.244cm" svg:height="0.018cm" svg:x="3.389cm" svg:y="0.4cm" svg:viewBox="0 0 245 19" draw:points="1,4 8,19 245,19 245,0 8,0 1,4 8,0 7,0 5,1 3,2 2,3 1,4 0,6 0,7 0,9 0,11 0,12 1,14 2,15 3,16 5,17 7,18 8,19">
            <text:p/>
          </draw:polygon>
          <draw:polygon draw:style-name="gr2" draw:layer="layout" svg:width="0.17cm" svg:height="0.247cm" svg:x="3.391cm" svg:y="0.166cm" svg:viewBox="0 0 171 248" draw:points="162,0 155,3 0,238 14,248 169,12 162,0 169,12 170,10 171,9 171,7 171,6 170,4 169,3 168,2 167,1 166,0 164,0 162,0 161,0 159,0 158,0 156,1 155,3">
            <text:p/>
          </draw:polygon>
          <draw:polygon draw:style-name="gr2" draw:layer="layout" svg:width="1.629cm" svg:height="0.017cm" svg:x="1.923cm" svg:y="0.166cm" svg:viewBox="0 0 1630 18" draw:points="1,3 8,18 1630,18 1630,0 8,0 1,3 8,0 6,0 4,0 3,1 1,2 0,4 0,5 0,7 0,8 0,10 0,12 0,13 1,14 3,16 4,17 6,17 8,18">
            <text:p/>
          </draw:polygon>
          <draw:polygon draw:style-name="gr2" draw:layer="layout" svg:width="0.192cm" svg:height="0.248cm" svg:x="1.747cm" svg:y="0.169cm" svg:viewBox="0 0 193 249" draw:points="8,249 15,245 193,10 178,0 1,234 8,249 1,234 0,236 0,238 0,240 0,241 0,242 1,244 2,246 3,247 4,248 6,248 8,249 9,249 11,248 12,248 14,246 15,245">
            <text:p/>
          </draw:polygon>
          <draw:polygon draw:style-name="gr2" draw:layer="layout" svg:width="0.21cm" svg:height="0.018cm" svg:x="1.545cm" svg:y="0.4cm" svg:viewBox="0 0 211 19" draw:points="1,3 8,19 211,19 211,0 8,0 1,3 8,0 7,0 5,1 3,2 2,3 1,4 0,6 0,7 0,9 0,11 0,12 1,14 2,15 3,16 5,17 7,18 8,19">
            <text:p/>
          </draw:polygon>
          <draw:polygon draw:style-name="gr2" draw:layer="layout" svg:width="0.197cm" svg:height="0.248cm" svg:x="1.547cm" svg:y="0.166cm" svg:viewBox="0 0 198 249" draw:points="189,0 182,3 0,238 14,249 196,13 189,0 196,13 197,11 198,9 198,8 198,6 197,5 197,3 196,2 194,1 193,0 191,0 190,0 188,0 187,0 185,0 183,1 182,3">
            <text:p/>
          </draw:polygon>
          <draw:polygon draw:style-name="gr5" draw:layer="layout" svg:width="0.88cm" svg:height="0.424cm" svg:x="1.15cm" svg:y="0.989cm" svg:viewBox="0 0 881 425" draw:points="578,425 0,425 322,0 881,0">
            <text:p/>
          </draw:polygon>
          <draw:polygon draw:style-name="gr2" draw:layer="layout" svg:width="0.608cm" svg:height="0.03cm" svg:x="1.12cm" svg:y="1.398cm" svg:viewBox="0 0 609 31" draw:points="18,5 30,31 609,31 609,0 30,0 18,5 0,31 30,31">
            <text:p/>
          </draw:polygon>
          <draw:polygon draw:style-name="gr2" draw:layer="layout" svg:width="0.346cm" svg:height="0.448cm" svg:x="1.139cm" svg:y="0.974cm" svg:viewBox="0 0 347 449" draw:points="335,0 323,5 0,431 23,449 347,23 335,0 328,0 323,5">
            <text:p/>
          </draw:polygon>
          <draw:polygon draw:style-name="gr2" draw:layer="layout" svg:width="0.586cm" svg:height="0.03cm" svg:x="1.473cm" svg:y="0.974cm" svg:viewBox="0 0 587 31" draw:points="570,24 558,0 0,0 0,31 558,31 570,24 587,0 558,0">
            <text:p/>
          </draw:polygon>
          <draw:polygon draw:style-name="gr2" draw:layer="layout" svg:width="0.326cm" svg:height="0.448cm" svg:x="1.717cm" svg:y="0.981cm" svg:viewBox="0 0 327 449" draw:points="11,449 23,442 327,16 302,0 0,425 11,449 19,449 23,442">
            <text:p/>
          </draw:polygon>
          <draw:polygon draw:style-name="gr3" draw:layer="layout" svg:width="0.671cm" svg:height="1.498cm" svg:x="2.962cm" svg:y="0.408cm" svg:viewBox="0 0 672 1499" draw:points="672,0 672,789 0,1499 0,1075">
            <text:p/>
          </draw:polygon>
          <draw:polygon draw:style-name="gr2" draw:layer="layout" svg:width="0.018cm" svg:height="0.797cm" svg:x="3.624cm" svg:y="0.408cm" svg:viewBox="0 0 19 798" draw:points="16,795 19,789 19,0 0,0 0,789 16,795 0,789 0,791 1,793 2,794 3,796 4,797 6,797 7,798 9,798 11,798 13,797 14,797 15,796 17,794 17,793 19,791 19,789">
            <text:p/>
          </draw:polygon>
          <draw:polygon draw:style-name="gr2" draw:layer="layout" svg:width="0.686cm" svg:height="0.723cm" svg:x="2.953cm" svg:y="1.191cm" svg:viewBox="0 0 687 724" draw:points="0,715 14,721 687,11 673,0 2,709 0,715 2,709 0,710 0,712 0,714 0,716 0,717 0,719 1,720 2,721 4,722 5,723 7,724 8,724 9,724 11,723 13,722 14,721">
            <text:p/>
          </draw:polygon>
          <draw:polygon draw:style-name="gr2" draw:layer="layout" svg:width="0.017cm" svg:height="0.432cm" svg:x="2.953cm" svg:y="1.474cm" svg:viewBox="0 0 18 433" draw:points="1,3 0,8 0,433 18,433 18,8 1,3 18,8 17,6 16,5 16,3 15,1 13,0 12,0 10,0 8,0 7,0 5,0 4,0 2,1 1,3 0,5 0,6 0,8">
            <text:p/>
          </draw:polygon>
          <draw:polygon draw:style-name="gr2" draw:layer="layout" svg:width="0.687cm" svg:height="1.087cm" svg:x="2.954cm" svg:y="0.4cm" svg:viewBox="0 0 688 1088" draw:points="688,8 671,4 0,1078 15,1088 686,13 688,8 686,13 687,11 688,9 688,7 688,6 687,4 686,3 685,2 684,1 682,0 680,0 679,0 677,0 675,0 674,1 672,2 671,4">
            <text:p/>
          </draw:polygon>
          <draw:polygon draw:style-name="gr3" draw:layer="layout" svg:width="0.871cm" svg:height="1.383cm" svg:x="0.675cm" svg:y="0.017cm" svg:viewBox="0 0 872 1384" draw:points="629,456 608,480 586,504 565,529 542,554 520,580 497,606 475,631 453,658 431,684 410,711 400,725 389,738 379,751 369,765 358,778 349,792 340,805 331,818 321,832 312,845 304,859 296,872 303,965 31,1384 0,1111 6,1090 16,1066 29,1038 45,1008 63,975 84,940 107,903 131,864 159,823 188,781 218,738 250,694 282,649 316,604 349,559 384,514 419,469 454,425 489,381 523,339 557,298 590,258 623,220 654,184 684,151 712,120 739,91 764,66 787,44 807,25 825,10 840,0 872,272 635,543">
            <text:p/>
          </draw:polygon>
          <draw:polygon draw:style-name="gr2" draw:layer="layout" svg:width="0.363cm" svg:height="0.444cm" svg:x="0.954cm" svg:y="0.462cm" svg:viewBox="0 0 364 445" draw:points="34,426 31,436 40,423 48,410 57,397 66,383 75,370 84,356 94,343 104,330 114,316 124,303 134,290 145,277 166,250 188,223 210,197 232,171 254,145 277,120 299,95 321,70 342,46 364,22 337,0 317,23 295,48 273,73 251,98 229,123 206,150 184,176 162,202 139,229 118,255 107,269 97,283 87,296 76,310 66,323 57,337 47,350 37,364 29,378 19,391 11,405 2,418 0,429 2,418 1,420 0,422 0,424 0,426 0,427 0,429 0,430 0,432 1,433 1,435 2,436 3,438 4,439 5,440 7,441 8,442 9,443 11,443 12,444 14,444 15,445 17,445 18,445 20,444 22,444 23,443 25,443 26,442 28,441 29,439 30,438 31,436">
            <text:p/>
          </draw:polygon>
          <draw:polygon draw:style-name="gr2" draw:layer="layout" svg:width="0.041cm" svg:height="0.111cm" svg:x="0.954cm" svg:y="0.888cm" svg:viewBox="0 0 42 112" draw:points="38,104 42,93 34,0 0,2 7,96 38,104 7,96 7,98 7,100 8,101 9,103 10,105 11,106 12,107 13,109 14,109 16,110 18,111 19,111 21,112 22,112 24,112 26,112 27,112 28,111 30,111 31,110 33,109 34,109 36,108 37,106 38,105 39,104 40,102 40,101 41,99 42,97 42,95 42,93">
            <text:p/>
          </draw:polygon>
          <draw:polygon draw:style-name="gr2" draw:layer="layout" svg:width="0.302cm" svg:height="0.445cm" svg:x="0.69cm" svg:y="0.972cm" svg:viewBox="0 0 303 446" draw:points="0,430 31,438 303,18 275,0 2,419 0,430 2,419 1,421 0,422 0,424 0,426 0,428 0,429 0,431 0,432 0,434 1,436 1,437 2,438 4,439 5,440 6,442 7,443 9,443 10,444 12,445 13,445 15,445 16,446 18,446 19,445 21,445 23,445 24,444 26,443 27,442 28,441 30,439 31,438">
            <text:p/>
          </draw:polygon>
          <draw:polygon draw:style-name="gr2" draw:layer="layout" svg:width="0.065cm" svg:height="0.291cm" svg:x="0.658cm" svg:y="1.111cm" svg:viewBox="0 0 66 292" draw:points="0,13 0,18 31,292 66,288 34,15 0,13 34,15 33,13 33,11 32,9 32,7 30,6 29,5 28,3 27,3 25,2 24,1 22,0 21,0 20,0 18,0 17,0 15,0 13,0 12,0 10,1 9,1 7,2 6,3 5,4 3,5 2,7 1,8 1,10 0,11 0,13 0,15 0,16 0,18">
            <text:p/>
          </draw:polygon>
          <draw:polygon draw:style-name="gr2" draw:layer="layout" svg:width="0.873cm" svg:height="1.132cm" svg:x="0.659cm" svg:y="0cm" svg:viewBox="0 0 874 1133" draw:points="873,15 847,2 839,8 830,14 821,22 812,30 801,39 791,49 780,60 768,71 756,84 743,97 730,111 716,126 702,141 687,157 673,174 657,190 642,208 626,227 610,245 593,264 561,304 525,346 492,387 457,432 422,476 387,521 352,566 318,611 301,634 285,657 268,679 252,701 236,723 221,745 205,768 190,789 175,810 161,831 147,851 134,872 121,892 109,911 97,930 86,949 75,967 64,984 55,1001 46,1018 38,1033 30,1048 23,1062 16,1076 11,1089 7,1102 5,1107 3,1113 1,1119 0,1124 32,1133 34,1128 36,1123 37,1118 39,1113 43,1102 48,1090 54,1077 60,1063 68,1049 76,1033 85,1018 94,1001 104,984 115,966 126,948 137,929 150,910 163,890 176,870 190,850 204,829 218,808 233,787 248,765 264,743 280,721 296,699 312,676 328,654 345,632 379,586 414,541 448,497 483,452 518,409 553,367 586,326 620,286 636,267 652,249 668,230 683,213 698,196 713,180 727,164 741,149 754,134 767,121 780,108 792,96 803,84 814,74 825,64 834,55 843,48 851,41 859,36 866,31 839,19 866,31 867,30 869,29 870,27 871,26 872,24 873,22 873,21 874,19 874,18 874,16 874,15 873,14 873,12 872,11 871,9 871,7 870,6 869,5 867,4 866,3 865,2 863,1 862,0 860,0 859,0 858,0 856,0 854,0 852,0 851,0 849,1 847,2">
            <text:p/>
          </draw:polygon>
          <draw:polygon draw:style-name="gr2" draw:layer="layout" svg:width="0.066cm" svg:height="0.291cm" svg:x="1.498cm" svg:y="0.015cm" svg:viewBox="0 0 67 292" draw:points="63,285 67,272 34,0 0,3 32,276 63,285 32,276 32,278 33,280 33,282 34,283 35,285 36,286 38,287 39,288 40,289 41,290 43,291 44,291 46,291 47,291 49,292 51,291 53,291 54,291 56,290 57,289 58,289 60,288 62,287 63,286 64,284 65,283 66,281 66,280 67,278 67,276 67,274 67,272">
            <text:p/>
          </draw:polygon>
          <draw:polygon draw:style-name="gr2" draw:layer="layout" svg:width="0.266cm" svg:height="0.3cm" svg:x="1.293cm" svg:y="0.278cm" svg:viewBox="0 0 267 301" draw:points="0,284 30,294 267,22 241,0 4,272 0,284 4,272 2,273 1,275 0,277 0,278 0,280 0,282 0,284 0,285 0,286 0,288 1,289 1,291 2,292 3,294 4,295 5,296 7,297 8,298 10,299 11,299 13,300 14,300 16,301 17,301 19,301 20,300 22,300 24,299 25,298 27,297 28,296 30,294">
            <text:p/>
          </draw:polygon>
          <draw:polygon draw:style-name="gr2" draw:layer="layout" svg:width="0.041cm" svg:height="0.105cm" svg:x="1.287cm" svg:y="0.456cm" svg:viewBox="0 0 42 106" draw:points="3,5 0,18 7,106 42,103 35,15 3,5 35,15 34,13 34,11 33,9 32,8 31,6 30,5 29,4 28,3 27,2 25,1 23,0 22,0 20,0 19,0 17,0 15,0 14,0 12,0 11,0 9,1 8,2 6,2 5,3 4,4 3,6 2,7 1,9 0,10 0,12 0,14 0,16 0,18">
            <text:p/>
          </draw:polygon>
          <draw:polygon draw:style-name="gr6" draw:layer="layout" svg:width="0.568cm" svg:height="0.272cm" svg:x="0.139cm" svg:y="1.128cm" svg:viewBox="0 0 569 273" draw:points="31,0 0,273 569,273 537,0">
            <text:p/>
          </draw:polygon>
          <draw:polygon draw:style-name="gr2" draw:layer="layout" svg:width="0.05cm" svg:height="0.282cm" svg:x="0.13cm" svg:y="1.126cm" svg:viewBox="0 0 51 283" draw:points="9,283 18,275 51,2 33,0 0,273 9,283 0,273 0,283">
            <text:p/>
          </draw:polygon>
          <draw:polygon draw:style-name="gr2" draw:layer="layout" svg:width="0.577cm" svg:height="0.017cm" svg:x="0.139cm" svg:y="1.392cm" svg:viewBox="0 0 578 18" draw:points="577,7 568,0 0,0 0,18 568,18 577,7 568,18 578,18">
            <text:p/>
          </draw:polygon>
          <draw:polygon draw:style-name="gr2" draw:layer="layout" svg:width="0.048cm" svg:height="0.282cm" svg:x="0.667cm" svg:y="1.119cm" svg:viewBox="0 0 49 283" draw:points="8,0 0,9 31,283 49,281 16,7 8,0 16,7 16,0">
            <text:p/>
          </draw:polygon>
          <draw:polygon draw:style-name="gr2" draw:layer="layout" svg:width="0.514cm" svg:height="0.017cm" svg:x="0.162cm" svg:y="1.119cm" svg:viewBox="0 0 515 18" draw:points="0,7 8,18 515,18 515,0 8,0 0,7 8,0 0,0">
            <text:p/>
          </draw:polygon>
          <draw:polygon draw:style-name="gr4" draw:layer="layout" svg:width="1.344cm" svg:height="1.111cm" svg:x="0.17cm" svg:y="0.017cm" svg:viewBox="0 0 1345 1112" draw:points="1345,0 1330,10 1312,25 1292,44 1269,66 1244,91 1217,120 1189,151 1159,184 1128,220 1095,258 1062,298 1028,339 994,381 959,425 924,469 889,514 854,559 821,604 787,649 755,694 723,738 693,781 664,823 637,864 612,903 589,940 568,975 550,1008 534,1038 521,1066 512,1090 505,1112 0,1112 7,1090 16,1066 29,1038 45,1008 63,975 84,940 107,903 132,864 159,823 188,781 217,738 249,694 282,649 315,604 349,559 384,514 419,469 453,425 488,381 523,339 557,298 590,258 622,220 653,184 683,151 712,120 739,91 763,66 786,44 807,25 824,10 840,0">
            <text:p/>
          </draw:polygon>
          <draw:polygon draw:style-name="gr2" draw:layer="layout" svg:width="0.866cm" svg:height="1.142cm" svg:x="0.658cm" svg:y="0.003cm" svg:viewBox="0 0 867 1143" draw:points="16,1143 33,1129 34,1125 36,1120 37,1115 39,1110 44,1099 48,1087 54,1074 61,1060 68,1046 76,1030 85,1014 94,998 105,981 115,963 126,945 138,926 150,907 163,887 176,867 190,847 204,826 219,805 234,784 249,762 265,740 280,718 297,696 313,673 329,651 346,629 380,583 414,538 449,494 483,449 519,406 553,364 586,323 620,283 636,264 652,246 668,227 683,210 698,193 713,177 728,161 742,146 755,131 768,118 781,105 793,93 804,81 815,71 825,61 835,52 844,45 852,38 860,33 867,28 848,0 840,5 831,11 822,19 813,27 802,36 791,46 780,57 769,68 756,81 744,94 730,108 717,123 702,138 688,154 674,171 658,188 643,205 627,224 610,242 594,261 561,301 526,343 492,385 457,429 422,473 388,518 352,563 319,608 302,631 285,654 268,676 253,698 237,720 221,742 205,764 190,786 176,807 161,828 147,848 134,869 122,889 109,908 97,927 86,946 75,964 65,981 56,998 46,1014 38,1030 30,1045 24,1059 17,1073 12,1086 7,1098 5,1104 3,1110 1,1116 0,1121 16,1108 0,1121 0,1123 0,1125 0,1127 0,1129 0,1130 0,1132 1,1134 2,1135 3,1136 4,1137 5,1138 7,1139 8,1140 9,1141 11,1142 13,1142 14,1142 15,1143 17,1143 19,1142 20,1142 22,1142 23,1142 25,1141 26,1140 28,1139 29,1137 30,1136 31,1135 32,1133 32,1131 33,1129">
            <text:p/>
          </draw:polygon>
          <draw:polygon draw:style-name="gr2" draw:layer="layout" svg:width="0.522cm" svg:height="0.034cm" svg:x="0.153cm" svg:y="1.111cm" svg:viewBox="0 0 523 35" draw:points="0,13 17,35 523,35 523,0 17,0 0,13 17,0 15,0 13,0 11,0 9,1 8,2 6,3 5,4 4,5 3,6 2,7 1,9 1,11 0,12 0,14 0,15 0,17 0,19 0,20 0,22 1,23 1,25 2,26 3,27 4,29 5,30 6,31 8,32 9,33 11,34 13,34 15,34 17,35">
            <text:p/>
          </draw:polygon>
          <draw:polygon draw:style-name="gr2" draw:layer="layout" svg:width="0.874cm" svg:height="1.132cm" svg:x="0.154cm" svg:y="0cm" svg:viewBox="0 0 875 1133" draw:points="857,0 848,2 840,8 831,14 822,22 813,30 802,39 792,49 781,60 768,71 756,84 744,97 730,111 717,126 702,141 688,157 673,174 658,190 642,208 626,227 610,245 594,264 561,304 526,346 492,387 457,432 423,476 387,521 352,566 318,611 301,634 285,657 268,679 252,701 236,723 221,745 205,768 190,789 176,810 162,831 147,851 134,872 122,892 109,911 97,930 85,949 75,967 65,984 55,1001 46,1018 38,1033 30,1048 23,1062 16,1076 11,1089 6,1102 4,1107 2,1113 1,1119 0,1124 33,1133 34,1128 35,1123 37,1118 39,1113 43,1102 48,1090 54,1077 61,1063 68,1049 76,1033 85,1018 94,1001 105,984 115,966 126,948 138,929 150,910 163,890 176,870 190,850 204,829 218,808 233,787 248,765 264,743 280,721 296,699 312,676 329,654 345,632 380,586 414,541 449,497 484,452 518,409 553,367 587,326 620,286 636,267 652,249 668,230 683,213 698,196 713,180 728,164 742,149 755,134 768,121 781,108 793,96 804,84 815,74 826,64 835,55 844,48 852,41 860,36 866,31 857,34 866,31 868,30 869,29 871,27 872,26 873,24 873,22 874,21 874,19 875,18 875,16 874,15 874,14 874,12 873,11 872,9 872,7 871,6 869,5 868,4 867,3 866,2 864,1 863,0 861,0 860,0 858,0 857,0 855,0 853,0 851,0 849,1 848,2">
            <text:p/>
          </draw:polygon>
          <draw:polygon draw:style-name="gr2" draw:layer="layout" svg:width="0.522cm" svg:height="0.034cm" svg:x="1.01cm" svg:y="0cm" svg:viewBox="0 0 523 35" draw:points="515,32 505,0 0,0 0,35 505,35 515,32 505,35 507,35 509,34 511,34 513,33 514,32 516,31 517,31 518,29 519,27 520,27 521,25 521,23 522,22 522,20 523,19 523,17 523,15 522,14 522,12 521,11 521,9 520,8 519,6 518,5 517,4 516,3 514,2 513,1 511,0 509,0 507,0 505,0">
            <text:p/>
          </draw:polygon>
          <draw:polygon draw:style-name="gr7" draw:layer="layout" svg:width="1.632cm" svg:height="0.439cm" svg:x="1.686cm" svg:y="0.274cm" svg:viewBox="0 0 1633 440" draw:points="0,440 333,0 1633,0 1334,440">
            <text:p/>
          </draw:polygon>
          <draw:polygon draw:style-name="gr2" draw:layer="layout" svg:width="0.356cm" svg:height="0.463cm" svg:x="1.675cm" svg:y="0.259cm" svg:viewBox="0 0 357 464" draw:points="345,0 333,6 0,446 23,464 357,24 345,0 337,0 333,6">
            <text:p/>
          </draw:polygon>
          <draw:polygon draw:style-name="gr2" draw:layer="layout" svg:width="1.327cm" svg:height="0.03cm" svg:x="2.019cm" svg:y="0.259cm" svg:viewBox="0 0 1328 31" draw:points="1312,24 1299,0 0,0 0,31 1299,31 1312,24 1328,0 1299,0">
            <text:p/>
          </draw:polygon>
          <draw:polygon draw:style-name="gr2" draw:layer="layout" svg:width="0.323cm" svg:height="0.462cm" svg:x="3.007cm" svg:y="0.266cm" svg:viewBox="0 0 324 463" draw:points="12,463 24,456 324,16 298,0 0,439 12,463 20,463 24,456">
            <text:p/>
          </draw:polygon>
          <draw:polygon draw:style-name="gr2" draw:layer="layout" svg:width="1.362cm" svg:height="0.029cm" svg:x="1.657cm" svg:y="0.698cm" svg:viewBox="0 0 1363 30" draw:points="17,5 29,30 1363,30 1363,0 29,0 17,5 0,30 29,30">
            <text:p/>
          </draw:polygon>
          <draw:polygon draw:style-name="gr8" draw:layer="layout" svg:width="1.097cm" svg:height="0.295cm" svg:x="1.828cm" svg:y="0.337cm" svg:viewBox="0 0 1098 296" draw:points="0,296 223,0 1098,0 897,296">
            <text:p/>
          </draw:polygon>
          <draw:polygon draw:style-name="gr2" draw:layer="layout" svg:width="0.237cm" svg:height="0.309cm" svg:x="1.821cm" svg:y="0.328cm" svg:viewBox="0 0 238 310" draw:points="231,0 224,3 0,300 13,310 238,13 231,0 226,0 224,3">
            <text:p/>
          </draw:polygon>
          <draw:polygon draw:style-name="gr2" draw:layer="layout" svg:width="0.889cm" svg:height="0.017cm" svg:x="2.051cm" svg:y="0.328cm" svg:viewBox="0 0 890 18" draw:points="880,14 873,0 0,0 0,18 873,18 880,14 890,0 873,0">
            <text:p/>
          </draw:polygon>
          <draw:polygon draw:style-name="gr2" draw:layer="layout" svg:width="0.214cm" svg:height="0.308cm" svg:x="2.717cm" svg:y="0.332cm" svg:viewBox="0 0 215 309" draw:points="6,309 14,305 215,9 200,0 0,295 6,309 11,309 14,305">
            <text:p/>
          </draw:polygon>
          <draw:polygon draw:style-name="gr2" draw:layer="layout" svg:width="0.913cm" svg:height="0.017cm" svg:x="1.811cm" svg:y="0.623cm" svg:viewBox="0 0 914 18" draw:points="10,3 16,18 914,18 914,0 16,0 10,3 0,18 16,18">
            <text:p/>
          </draw:polygon>
          <draw:polygon draw:style-name="gr2" draw:layer="layout" svg:width="0.326cm" svg:height="0.441cm" svg:x="1.519cm" svg:y="0.981cm" svg:viewBox="0 0 327 442" draw:points="23,442 327,16 303,0 0,424">
            <text:p/>
          </draw:polygon>
          <draw:polygon draw:style-name="gr2" draw:layer="layout" svg:width="0.326cm" svg:height="0.441cm" svg:x="1.336cm" svg:y="0.981cm" svg:viewBox="0 0 327 442" draw:points="24,442 327,16 303,0 0,424">
            <text:p/>
          </draw:polygon>
          <draw:polygon draw:style-name="gr2" draw:layer="layout" svg:width="0.556cm" svg:height="0.029cm" svg:x="1.4cm" svg:y="1.076cm" svg:viewBox="0 0 557 30" draw:points="557,0 0,0 0,30 557,30">
            <text:p/>
          </draw:polygon>
          <draw:polygon draw:style-name="gr2" draw:layer="layout" svg:width="0.566cm" svg:height="0.029cm" svg:x="1.316cm" svg:y="1.185cm" svg:viewBox="0 0 567 30" draw:points="567,0 0,0 0,30 567,30">
            <text:p/>
          </draw:polygon>
          <draw:polygon draw:style-name="gr2" draw:layer="layout" svg:width="0.574cm" svg:height="0.029cm" svg:x="1.226cm" svg:y="1.299cm" svg:viewBox="0 0 575 30" draw:points="575,0 0,0 0,30 575,30">
            <text:p/>
          </draw:polygon>
          <draw:polygon draw:style-name="gr6" draw:layer="layout" svg:width="2.953cm" svg:height="0.51cm" svg:x="0.009cm" svg:y="1.482cm" svg:viewBox="0 0 2954 511" draw:points="2954,424 2869,432 2787,439 2710,446 2636,453 2495,466 2365,478 2303,484 2242,488 2183,493 2126,498 2069,501 2012,504 1956,507 1900,509 1844,510 1787,511 1730,510 1671,509 1612,507 1551,505 1488,502 1423,497 1356,492 1286,485 1213,478 1137,470 1058,460 975,450 889,438 797,424 0,424 0,0 139,0 262,0 367,0 458,0 535,0 599,0 652,0 694,0 727,0 752,0 770,0 782,0 790,0 794,0 796,0 797,0 889,13 975,25 1058,35 1137,45 1213,53 1286,61 1356,67 1423,72 1488,77 1551,80 1612,83 1671,84 1730,85 1787,86 1844,85 1900,84 1956,82 2012,79 2069,77 2126,73 2183,69 2242,64 2303,59 2365,53 2495,42 2636,28 2710,21 2787,15 2869,7 2954,0">
            <text:p/>
          </draw:polygon>
          <draw:polygon draw:style-name="gr2" draw:layer="layout" svg:width="2.164cm" svg:height="0.103cm" svg:x="0.798cm" svg:y="1.897cm" svg:viewBox="0 0 2165 104" draw:points="7,17 7,17 52,23 98,30 142,36 185,42 226,47 267,53 307,58 346,62 385,66 423,71 459,75 495,78 531,82 565,84 599,87 633,90 665,92 697,94 729,96 761,98 792,100 822,101 852,102 881,103 911,103 940,104 968,104 997,104 1026,104 1054,103 1082,103 1110,102 1138,101 1167,100 1195,99 1223,97 1251,96 1279,94 1307,92 1336,90 1394,86 1453,82 1514,77 1576,71 1706,59 1846,46 1920,39 1998,32 2079,24 2165,17 2163,0 2078,7 1997,15 1919,21 1845,29 1704,42 1574,54 1513,60 1452,64 1393,69 1335,73 1306,75 1278,77 1250,79 1222,80 1194,82 1166,83 1138,84 1110,84 1081,85 1054,86 1026,86 997,86 968,86 940,86 911,86 882,85 853,84 823,83 792,82 762,81 730,79 698,77 666,75 634,73 600,70 566,67 532,64 497,61 461,58 424,54 387,50 348,45 309,41 269,36 228,30 187,25 144,19 100,13 55,7 9,0 7,0 9,0 7,0 5,0 4,0 2,1 1,3 0,4 0,5 0,7 0,9 0,10 0,12 1,13 2,15 3,16 5,16">
            <text:p/>
          </draw:polygon>
          <draw:polygon draw:style-name="gr2" draw:layer="layout" svg:width="0.806cm" svg:height="0.017cm" svg:x="0cm" svg:y="1.897cm" svg:viewBox="0 0 807 18" draw:points="0,9 8,18 807,18 807,0 8,0 0,9 8,0 6,0 4,1 3,2 2,3 1,4 0,6 0,7 0,9 0,11 0,12 1,14 2,15 3,16 4,17 6,17 8,18">
            <text:p/>
          </draw:polygon>
          <draw:polygon draw:style-name="gr2" draw:layer="layout" svg:width="0.017cm" svg:height="0.432cm" svg:x="0cm" svg:y="1.474cm" svg:viewBox="0 0 18 433" draw:points="9,0 0,8 0,433 18,433 18,8 9,0 18,8 17,6 17,5 16,3 15,1 13,0 12,0 10,0 9,0 7,0 5,0 4,0 2,1 1,3 1,5 0,6 0,8">
            <text:p/>
          </draw:polygon>
          <draw:polygon draw:style-name="gr2" draw:layer="layout" svg:width="0.807cm" svg:height="0.017cm" svg:x="0.009cm" svg:y="1.473cm" svg:viewBox="0 0 808 18" draw:points="800,0 798,0 796,0 791,0 784,0 771,0 753,0 728,0 695,0 652,0 600,0 536,0 458,0 368,0 262,0 139,0 0,0 0,18 139,18 262,18 368,18 458,18 536,18 600,18 652,18 695,18 728,18 753,18 771,18 784,18 791,18 795,18 797,18 798,18 800,18 801,18 803,17 805,16 806,15 807,13 807,12 808,10 808,9 808,7 807,5 806,4 805,2 804,2 802,1">
            <text:p/>
          </draw:polygon>
          <draw:polygon draw:style-name="gr2" draw:layer="layout" svg:width="2.165cm" svg:height="0.102cm" svg:x="0.805cm" svg:y="1.474cm" svg:viewBox="0 0 2166 103" draw:points="2166,8 2157,0 2071,7 1990,14 1912,21 1838,28 1698,42 1568,53 1506,59 1445,64 1386,68 1328,73 1300,74 1271,77 1243,78 1215,79 1187,81 1159,82 1131,83 1103,84 1075,85 1047,85 1019,85 991,85 962,85 933,85 904,85 875,85 846,84 816,83 785,82 755,80 723,78 691,77 660,74 627,72 593,69 559,67 525,64 490,60 454,57 417,53 380,49 341,45 302,40 262,35 221,30 180,25 137,18 93,13 48,7 2,0 0,17 45,24 91,30 135,35 178,42 219,47 260,52 300,57 339,62 378,66 416,70 452,74 488,78 524,81 558,84 592,86 626,89 658,91 690,94 722,96 754,97 785,99 815,100 845,101 874,102 904,102 933,103 962,103 991,103 1019,103 1047,102 1075,102 1104,101 1132,100 1160,99 1188,98 1216,97 1244,95 1272,94 1301,92 1329,89 1387,85 1446,81 1507,76 1569,70 1699,59 1839,45 1914,38 1991,31 2072,24 2158,17 2149,8 2158,17 2160,16 2161,16 2163,15 2164,13 2165,12 2165,10 2166,9 2166,8 2165,6 2165,5 2164,3 2163,1 2162,0 2160,0 2158,0 2157,0">
            <text:p/>
          </draw:polygon>
          <draw:polygon draw:style-name="gr2" draw:layer="layout" svg:width="0.017cm" svg:height="0.432cm" svg:x="2.953cm" svg:y="1.483cm" svg:viewBox="0 0 18 433" draw:points="9,433 18,424 18,0 0,0 0,424 9,433 0,424 0,426 0,428 1,429 2,431 4,431 5,432 7,432 8,433 10,432 12,432 13,431 15,431 16,429 16,428 17,426 18,424">
            <text:p/>
          </draw:polygon>
          <draw:polygon draw:style-name="gr9" draw:layer="layout" svg:width="0.111cm" svg:height="0.548cm" svg:x="2.267cm" svg:y="0.871cm" svg:viewBox="0 0 112 549" draw:points="0,549 0,0 112,0 112,549">
            <text:p/>
          </draw:polygon>
          <draw:polygon draw:style-name="gr9" draw:layer="layout" svg:width="0.421cm" svg:height="0.548cm" svg:x="2.484cm" svg:y="0.871cm" svg:viewBox="0 0 422 549" draw:points="0,549 0,0 178,0 202,0 224,0 244,0 262,1 270,2 277,3 284,3 290,4 296,5 301,6 306,7 310,8 316,9 322,11 327,14 333,15 338,18 343,21 348,24 354,27 358,30 363,34 368,38 373,43 377,47 381,51 385,56 390,61 393,67 397,72 400,78 404,84 406,89 409,96 411,102 413,109 415,115 417,122 418,130 420,137 420,145 421,152 421,160 422,168 421,175 421,181 421,187 420,193 420,198 419,204 418,209 417,215 416,220 414,225 412,230 411,235 409,240 407,244 405,249 403,254 401,258 398,262 396,266 393,270 390,273 388,277 385,280 382,284 379,287 376,291 373,293 370,297 366,300 363,302 359,305 356,308 349,312 342,316 335,320 327,324 320,327 313,329 306,332 298,333 288,335 277,337 263,339 250,340 235,340 219,341 201,341 183,341 111,341 111,549 0,549 111,92 111,248 172,248 187,247 201,247 214,247 227,246 231,245 237,245 241,244 246,243 249,242 253,241 257,240 260,239 265,237 270,234 275,231 279,228 283,225 287,221 291,216 294,213 297,208 300,203 302,198 304,193 305,187 306,182 307,176 307,170 307,166 307,162 306,159 306,156 305,152 304,149 303,146 302,143 301,139 300,136 298,133 297,131 295,128 293,125 291,123 289,120 287,118 285,115 282,114 279,112 277,110 275,108 272,106 269,104 266,103 263,101 261,100 257,99 254,99 251,98 247,97 245,96 239,95 232,94 224,94 214,93 204,93 192,92 179,92 165,92 111,92">
            <text:p/>
          </draw:polygon>
          <draw:polygon draw:style-name="gr7" draw:layer="layout" svg:width="0.111cm" svg:height="0.549cm" svg:x="2.25cm" svg:y="0.853cm" svg:viewBox="0 0 112 550" draw:points="0,550 0,0 112,0 112,550">
            <text:p/>
          </draw:polygon>
          <draw:polygon draw:style-name="gr7" draw:layer="layout" svg:width="0.421cm" svg:height="0.549cm" svg:x="2.467cm" svg:y="0.853cm" svg:viewBox="0 0 422 550" draw:points="0,550 0,0 178,0 202,0 225,0 245,1 262,2 269,2 277,3 284,4 291,5 296,6 301,6 306,7 310,8 316,10 322,12 327,14 333,16 338,18 344,22 348,25 354,28 359,31 363,35 368,39 372,43 377,47 381,52 385,57 390,62 393,67 397,73 400,78 403,84 406,90 409,96 411,103 413,110 415,116 417,123 418,130 419,138 420,145 421,153 421,161 422,169 421,175 421,181 421,188 420,193 420,199 419,204 418,210 417,215 415,221 414,226 412,231 411,236 409,241 407,245 405,250 403,254 400,258 398,262 395,266 393,270 391,274 388,278 385,281 382,285 379,288 376,291 373,294 370,297 366,300 363,303 360,306 356,308 349,313 342,317 335,321 328,324 320,327 313,330 306,333 299,334 288,336 276,337 264,339 250,340 235,341 219,341 202,342 184,342 110,342 110,550 0,550 110,93 110,249 172,249 187,248 202,248 215,247 227,246 232,246 237,245 242,244 246,244 250,243 253,242 257,241 260,240 265,238 270,235 275,232 279,229 283,226 287,222 291,218 294,213 297,208 299,204 302,198 303,193 305,188 306,182 306,176 307,171 307,167 306,163 306,159 306,156 305,153 304,150 303,146 302,143 301,140 300,137 299,134 297,131 295,128 293,126 291,124 289,121 287,119 284,116 282,114 280,112 277,110 275,109 272,107 269,105 267,104 264,102 260,101 258,100 254,99 251,98 248,97 245,96 239,95 232,95 224,94 214,94 204,94 192,93 179,93 165,93 110,93">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IP Phone</dc:title>
    <meta:creation-date>2011-02-07T16:39:57</meta:creation-date>
    <meta:editing-duration>P0D</meta:editing-duration>
    <meta:editing-cycles>1</meta:editing-cycles>
    <meta:document-statistic meta:object-count="76"/>
    <meta:generator>OpenOffice.org/3.3$Linux OpenOffice.org_project/330m20$Build-9567</meta:generator>
  </office:meta>
</office:document-meta>
</file>